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08-27T20:16:27.677392161</dc:date>
    <meta:generator>LibreOffice/7.6.0.3$Linux_X86_64 LibreOffice_project/60$Build-3</meta:generator>
    <meta:editing-cycles>26</meta:editing-cycles>
    <meta:editing-duration>PT19M3S</meta:editing-duration>
    <meta:document-statistic meta:table-count="8" meta:cell-count="1082" meta:object-count="0"/>
  </office:meta>
</office:document-meta>
</file>